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officeooo:rsid="00057fe9" officeooo:paragraph-rsid="00057fe9"/>
    </style:style>
    <style:style style:name="T1" style:family="text">
      <style:text-properties fo:font-variant="normal" fo:text-transform="none" fo:color="#2f2f2f" style:font-name="arial" fo:font-size="14pt" fo:letter-spacing="normal" fo:font-style="normal" fo:padding="0in" fo:border="none"/>
    </style:style>
    <style:style style:name="T2" style:family="text">
      <style:text-properties fo:font-variant="normal" fo:text-transform="none" fo:color="#2f2f2f" style:font-name="arial" fo:font-size="14pt" fo:letter-spacing="normal" fo:font-style="normal" officeooo:rsid="00057fe9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User:admin</text:p>
      <text:p text:style-name="P2">pas:admin123</text:p>
      <text:p text:style-name="P1"><text:span text:style-name="Strong_20_Emphasis"><text:span text:style-name="T2">Enkey:</text:span></text:span><text:span text:style-name="Strong_20_Emphasis"><text:span text:style-name="T1">98f284b4f67566e6eb92d6bf116a9a02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yaz.m </meta:initial-creator>
    <meta:creation-date>2018-03-09T20:33:10.476338319</meta:creation-date>
    <dc:date>2018-03-09T20:35:24.405409540</dc:date>
    <dc:creator>ayaz.m </dc:creator>
    <meta:editing-duration>PT2M13S</meta:editing-duration>
    <meta:editing-cycles>1</meta:editing-cycles>
    <meta:document-statistic meta:table-count="0" meta:image-count="0" meta:object-count="0" meta:page-count="1" meta:paragraph-count="3" meta:word-count="3" meta:character-count="60" meta:non-whitespace-character-count="60"/>
    <meta:generator>LibreOffice/4.3.3.2$Linux_X86_64 LibreOffice_project/430m0$Build-2</meta:generator>
  </office:meta>
</office:document-meta>
</file>